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35pt"/>
    </style:style>
    <style:style style:name="co2" style:family="table-column">
      <style:table-column-properties fo:break-before="auto" style:column-width="436.05pt"/>
    </style:style>
    <style:style style:name="co3" style:family="table-column">
      <style:table-column-properties fo:break-before="auto" style:column-width="105.7pt"/>
    </style:style>
    <style:style style:name="co4" style:family="table-column">
      <style:table-column-properties fo:break-before="auto" style:column-width="23.95pt"/>
    </style:style>
    <style:style style:name="co5" style:family="table-column">
      <style:table-column-properties fo:break-before="auto" style:column-width="47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4.41pt"/>
    </style:style>
    <style:style style:name="co8" style:family="table-column">
      <style:table-column-properties fo:break-before="auto" style:column-width="472.39pt"/>
    </style:style>
    <style:style style:name="co9" style:family="table-column">
      <style:table-column-properties fo:break-before="auto" style:column-width="105.14pt"/>
    </style:style>
    <style:style style:name="co10" style:family="table-column">
      <style:table-column-properties fo:break-before="auto" style:column-width="19.56pt"/>
    </style:style>
    <style:style style:name="co11" style:family="table-column">
      <style:table-column-properties fo:break-before="auto" style:column-width="25.8pt"/>
    </style:style>
    <style:style style:name="co12" style:family="table-column">
      <style:table-column-properties fo:break-before="auto" style:column-width="413.66pt"/>
    </style:style>
    <style:style style:name="co13" style:family="table-column">
      <style:table-column-properties fo:break-before="auto" style:column-width="47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Prioritized Back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Depends on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As an athlete, I want to be able to enter what I eat for each meal.</text:p>
          </table:table-cell>
          <table:table-cell office:value-type="string" calcext:value-type="string">
            <text:p><text:s/>[Priority: Must Do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As an athlete, I want to enter the amount of water I consume.</text:p>
          </table:table-cell>
          <table:table-cell office:value-type="string" calcext:value-type="string">
            <text:p><text:s/>[Priority: Must Do]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As an athlete, I want to enter exercise that I do.</text:p>
          </table:table-cell>
          <table:table-cell office:value-type="string" calcext:value-type="string">
            <text:p><text:s/>[Priority: Must Do]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As an athlete, I want to enter dietary goals.</text:p>
          </table:table-cell>
          <table:table-cell office:value-type="string" calcext:value-type="string">
            <text:p><text:s/>[Priority: Must Do]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t release 1</text:p>
          </table:table-cell>
          <table:table-cell table:number-columns-repeated="2"/>
          <table:table-cell table:formula="of:=SUM([.D2:.D5])" office:value-type="float" office:value="48" calcext:value-type="float">
            <text:p>48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As an athlete, I want to enter fitness goals.</text:p>
          </table:table-cell>
          <table:table-cell office:value-type="string" calcext:value-type="string">
            <text:p><text:s/>[Priority: Must Do]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As an athlete, I want to enter weight and height information.</text:p>
          </table:table-cell>
          <table:table-cell office:value-type="string" calcext:value-type="string">
            <text:p><text:s/>[Priority: Must Do]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As an athlete, I want the application to track my weight.</text:p>
          </table:table-cell>
          <table:table-cell office:value-type="string" calcext:value-type="string">
            <text:p><text:s/>[Priority: Must Do]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As an athlete, I want to set a target weight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As an athlete, I want to enter the calories for the food I eat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As an athlete, I want the application to calculate a suggested amount of calories for each meal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print release 2</text:p>
          </table:table-cell>
          <table:table-cell table:number-columns-repeated="2"/>
          <table:table-cell table:formula="of:=SUM([.D8:.D13])" office:value-type="float" office:value="49" calcext:value-type="float">
            <text:p>49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As an athlete, I want the application to calculate the amount of calories burned in a workout based on the activity and my body size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,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As an athlete, I want the application to notify me if I am not exercising frequently enough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As an athlete, I want the application to notify me if I am not meeting my dietary goals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,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As an athlete, I want the application to notify me if I am not meeting my fitness goals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,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As an athlete, I want the application to calculate how many pounds per week I should lose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,1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As an athlete, I want the application to calculate a suggested amount of water that I should consume.</text:p>
          </table:table-cell>
          <table:table-cell office:value-type="string" calcext:value-type="string">
            <text:p><text:s/>[Priority: Could Do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,1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As an athlete, I want the application to notify me if I am not consuming water regularly enough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,7</text:p>
          </table:table-cell>
          <table:table-cell/>
        </table:table-row>
        <table:table-row table:style-name="ro1">
          <table:table-cell office:value-type="string" calcext:value-type="string">
            <text:p>Sprint release 3</text:p>
          </table:table-cell>
          <table:table-cell table:number-columns-repeated="2"/>
          <table:table-cell table:formula="of:=SUM([.D16:.D22])" office:value-type="float" office:value="49" calcext:value-type="float">
            <text:p>49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As an athlete, I want the application to feature healthy recipes.</text:p>
          </table:table-cell>
          <table:table-cell office:value-type="string" calcext:value-type="string">
            <text:p><text:s/>[Priority: Could Do]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As an athlete, I want the application to notify me if I am not meeting my suggested calorie intake.</text:p>
          </table:table-cell>
          <table:table-cell office:value-type="string" calcext:value-type="string">
            <text:p><text:s/>[Priority: Could Do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As an athlete, I want the application to feature suggested workouts.</text:p>
          </table:table-cell>
          <table:table-cell office:value-type="string" calcext:value-type="string">
            <text:p><text:s/>[Priority: Could Do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,17,15</text:p>
          </table:table-cell>
          <table:table-cell/>
        </table:table-row>
        <table:table-row table:style-name="ro1">
          <table:table-cell office:value-type="string" calcext:value-type="string">
            <text:p>Sprint release 4</text:p>
          </table:table-cell>
          <table:table-cell table:number-columns-repeated="2"/>
          <table:table-cell table:formula="of:=SUM([.D25:.D27])" office:value-type="float" office:value="46" calcext:value-type="float">
            <text:p>46</text:p>
          </table:table-cell>
          <table:table-cell table:style-name="Default"/>
          <table:table-cell/>
        </table:table-row>
      </table:table>
      <table:table table:name="Instructions" table:style-name="ta1">
        <table:table-column table:style-name="co6" table:default-cell-style-name="Default"/>
        <table:table-row table:style-name="ro1">
          <table:table-cell office:value-type="string" calcext:value-type="string">
            <text:p>Generate a release plan with four sprints based on the prioritized release backlog below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 the past two projects, this development team has completed an average of 50 story points per sprint. </text:p>
          </table:table-cell>
        </table:table-row>
        <table:table-row table:style-name="ro1">
          <table:table-cell office:value-type="string" calcext:value-type="string">
            <text:p>Use this value as the maximum amount of story points per sprin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rganize the following 20 user stories into a release plan featuring four sprints. </text:p>
          </table:table-cell>
        </table:table-row>
        <table:table-row table:style-name="ro1">
          <table:table-cell office:value-type="string" calcext:value-type="string">
            <text:p>Your submission should be in organized in a spreadsheet-style to clearly convey to the reader which user-stories are assigned to each sprin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ubmit your finished work as a PDF documen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1) As an athlete, I want to be able to enter what I eat for each meal. [Priority: Must Do] 12 – Story poi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2) As an athlete, I want to enter the calories for the food I eat. [Priority: Should Do] 8 – Story poi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3) As an athlete, I want the application to calculate a suggested amount of calories for each meal. [Priority: Should Do] 6 – Story poi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4) As an athlete, I want the application to notify me if I am not meeting my suggested calorie intake. [Priority: Could Do] 7 – Story poi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5) As an athlete, I want to enter the amount of water I consume. [Priority: Must Do] 8 – Story poi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6) As an athlete, I want the application to notify me if I am not consuming water regularly enough. [Priority: Should Do] 7 – Story poi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7) As an athlete, I want the application to calculate a suggested amount of water that I should consume. [Priority: Could Do] 4 – Story poi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8) As an athlete, I want to enter exercise that I do. [Priority: Must Do] 22 – Story poi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9) As an athlete, I want the application to calculate the amount of calories burned in a workout based on the activity and my body size. [Priority: Should Do] 9 – Story poi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10) As an athlete, I want the application to notify me if I am not exercising frequently enough. [Priority: Should Do] 7 – Story poi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11) As an athlete, I want to enter dietary goals. [Priority: Must Do] 6 – Story poi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12) As an athlete, I want the application to notify me if I am not meeting my dietary goals. [Priority: Should Do] 7 – Story poi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13) As an athlete, I want to enter fitness goals. [Priority: Must Do] 6 – Story poi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14) As an athlete, I want the application to notify me if I am not meeting my fitness goals. [Priority: Should Do] 7 – Story poi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15) As an athlete, I want the application to track my weight. [Priority: Must Do] 17 – Story poi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16) As an athlete, I want to enter weight and height information. [Priority: Must Do] 6 – Story poi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17) As an athlete, I want to set a target weight. [Priority: Should Do] 6 – Story poi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18) As an athlete, I want the application to feature healthy recipes. [Priority: Could Do] 17 – Story poi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19) As an athlete, I want the application to feature suggested workouts. [Priority: Could Do] 22 – Story poin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(20) As an athlete, I want the application to calculate how many pounds per week I should lose. [Priority: Should Do] 8 – Story points</text:p>
          </table:table-cell>
        </table:table-row>
      </table:table>
      <table:table table:name="Dependencies Backlo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ce2"/>
        <table:table-row table:style-name="ro1"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Depends 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As an athlete, I want to be able to enter what I eat for each meal.</text:p>
          </table:table-cell>
          <table:table-cell office:value-type="string" calcext:value-type="string">
            <text:p><text:s/>[Priority: Must Do]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As an athlete, I want to enter the calories for the food I eat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As an athlete, I want the application to calculate a suggested amount of calories for each meal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As an athlete, I want the application to notify me if I am not meeting my suggested calorie intake.</text:p>
          </table:table-cell>
          <table:table-cell office:value-type="string" calcext:value-type="string">
            <text:p><text:s/>[Priority: Could Do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As an athlete, I want to enter the amount of water I consume.</text:p>
          </table:table-cell>
          <table:table-cell office:value-type="string" calcext:value-type="string">
            <text:p><text:s/>[Priority: Must Do]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As an athlete, I want the application to notify me if I am not consuming water regularly enough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,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As an athlete, I want the application to calculate a suggested amount of water that I should consume.</text:p>
          </table:table-cell>
          <table:table-cell office:value-type="string" calcext:value-type="string">
            <text:p><text:s/>[Priority: Could Do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,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As an athlete, I want to enter exercise that I do.</text:p>
          </table:table-cell>
          <table:table-cell office:value-type="string" calcext:value-type="string">
            <text:p><text:s/>[Priority: Must Do]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As an athlete, I want the application to calculate the amount of calories burned in a workout based on the activity and my body size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,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As an athlete, I want the application to notify me if I am not exercising frequently enough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As an athlete, I want to enter dietary goals.</text:p>
          </table:table-cell>
          <table:table-cell office:value-type="string" calcext:value-type="string">
            <text:p><text:s/>[Priority: Must Do]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As an athlete, I want the application to notify me if I am not meeting my dietary goals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,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As an athlete, I want to enter fitness goals.</text:p>
          </table:table-cell>
          <table:table-cell office:value-type="string" calcext:value-type="string">
            <text:p><text:s/>[Priority: Must Do]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As an athlete, I want the application to notify me if I am not meeting my fitness goals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As an athlete, I want the application to track my weight.</text:p>
          </table:table-cell>
          <table:table-cell office:value-type="string" calcext:value-type="string">
            <text:p><text:s/>[Priority: Must Do]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As an athlete, I want to enter weight and height information.</text:p>
          </table:table-cell>
          <table:table-cell office:value-type="string" calcext:value-type="string">
            <text:p><text:s/>[Priority: Must Do]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As an athlete, I want to set a target weight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As an athlete, I want the application to feature healthy recipes.</text:p>
          </table:table-cell>
          <table:table-cell office:value-type="string" calcext:value-type="string">
            <text:p><text:s/>[Priority: Could Do]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As an athlete, I want the application to feature suggested workouts.</text:p>
          </table:table-cell>
          <table:table-cell office:value-type="string" calcext:value-type="string">
            <text:p><text:s/>[Priority: Could Do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,17,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As an athlete, I want the application to calculate how many pounds per week I should lose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,15</text:p>
          </table:table-cell>
        </table:table-row>
      </table:table>
      <table:table table:name="Dependency Sorted Backlog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ce2"/>
        <table:table-row table:style-name="ro1"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Depends 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As an athlete, I want to be able to enter what I eat for each meal.</text:p>
          </table:table-cell>
          <table:table-cell office:value-type="string" calcext:value-type="string">
            <text:p><text:s/>[Priority: Must Do]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As an athlete, I want to enter the amount of water I consume.</text:p>
          </table:table-cell>
          <table:table-cell office:value-type="string" calcext:value-type="string">
            <text:p><text:s/>[Priority: Must Do]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As an athlete, I want to enter exercise that I do.</text:p>
          </table:table-cell>
          <table:table-cell office:value-type="string" calcext:value-type="string">
            <text:p><text:s/>[Priority: Must Do]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As an athlete, I want to enter dietary goals.</text:p>
          </table:table-cell>
          <table:table-cell office:value-type="string" calcext:value-type="string">
            <text:p><text:s/>[Priority: Must Do]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As an athlete, I want to enter fitness goals.</text:p>
          </table:table-cell>
          <table:table-cell office:value-type="string" calcext:value-type="string">
            <text:p><text:s/>[Priority: Must Do]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As an athlete, I want to enter weight and height information.</text:p>
          </table:table-cell>
          <table:table-cell office:value-type="string" calcext:value-type="string">
            <text:p><text:s/>[Priority: Must Do]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As an athlete, I want to set a target weight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As an athlete, I want the application to feature healthy recipes.</text:p>
          </table:table-cell>
          <table:table-cell office:value-type="string" calcext:value-type="string">
            <text:p><text:s/>[Priority: Could Do]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As an athlete, I want to enter the calories for the food I eat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As an athlete, I want the application to calculate a suggested amount of calories for each meal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As an athlete, I want the application to notify me if I am not meeting my suggested calorie intake.</text:p>
          </table:table-cell>
          <table:table-cell office:value-type="string" calcext:value-type="string">
            <text:p><text:s/>[Priority: Could Do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As an athlete, I want the application to calculate a suggested amount of water that I should consume.</text:p>
          </table:table-cell>
          <table:table-cell office:value-type="string" calcext:value-type="string">
            <text:p><text:s/>[Priority: Could Do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,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As an athlete, I want the application to notify me if I am not consuming water regularly enough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,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As an athlete, I want the application to calculate the amount of calories burned in a workout based on the activity and my body size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,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As an athlete, I want the application to notify me if I am not exercising frequently enough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As an athlete, I want the application to notify me if I am not meeting my dietary goals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,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As an athlete, I want the application to notify me if I am not meeting my fitness goals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As an athlete, I want the application to track my weight.</text:p>
          </table:table-cell>
          <table:table-cell office:value-type="string" calcext:value-type="string">
            <text:p><text:s/>[Priority: Must Do]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As an athlete, I want the application to feature suggested workouts.</text:p>
          </table:table-cell>
          <table:table-cell office:value-type="string" calcext:value-type="string">
            <text:p><text:s/>[Priority: Could Do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,17,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As an athlete, I want the application to calculate how many pounds per week I should lose.</text:p>
          </table:table-cell>
          <table:table-cell office:value-type="string" calcext:value-type="string">
            <text:p><text:s/>[Priority: Should Do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,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008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 style:data-style-name="N2" text:time-value="02:00:07.3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00:51:39.765000000</meta:creation-date>
    <dc:date>2016-01-07T02:41:01.484000000</dc:date>
    <meta:editing-duration>PT1H32M28S</meta:editing-duration>
    <meta:editing-cycles>32</meta:editing-cycles>
    <meta:generator>LibreOffice/5.0.2.2$Windows_x86 LibreOffice_project/37b43f919e4de5eeaca9b9755ed688758a8251fe</meta:generator>
    <meta:document-statistic meta:table-count="4" meta:cell-count="325" meta:object-count="0"/>
  </office:meta>
</office:document-meta>
</file>